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2025-09-29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2025-04-23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2024-09-23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2024-04-25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2023-09-2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2023-04-12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2022-09-14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2022-04-28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2021-09-29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2021-04-23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2020-09-24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2020-04-28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2019-09-30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2019-04-23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2018-09-06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2018-04-20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2017-09-20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2017-04-14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2016-09-2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2016-04-1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2015-09-17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2015-04-28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2014-09-29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2013-09-0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2013-09-05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198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198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1988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1988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1988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1988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1987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198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198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2075472702</text:p>
          </table:table-cell>
          <table:table-cell office:value-type="string" calcext:value-type="string">
            <text:p>CE Bf 143</text:p>
          </table:table-cell>
          <table:table-cell office:value-type="string" calcext:value-type="string">
            <text:p>198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